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6a96a" officeooo:paragraph-rsid="0006a96a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6a96a" officeooo:paragraph-rsid="0006a96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8572c" officeooo:paragraph-rsid="0008572c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</text:p>
      <text:p text:style-name="P2">Stworzyłem podstawowy plik main, którym odpalamy program i stworzyłem klasę do statystyk, w której utwórzcie wasze metody. Plik z tokenem dostaniecie przez inne źródło niż GitHub i POD ŻADNYM POZOREM nie wrzucajcie go na githuba. Dodałem go w pliku gitignore więc nie powinno być z tym problemu. Zadania:</text:p>
      <text:p text:style-name="P2"/>
      <text:p text:style-name="P2">-Obliczenie najczęstszej i średniej godziny, wykaz jakie godziny były używane ile razy – Olek</text:p>
      <text:p text:style-name="P2">-To co wyżej ale dla dni tygodnia – Szymon</text:p>
      <text:p text:style-name="P2">-Średnia długość wpisów – Łukasz</text:p>
      <text:p text:style-name="P2">-Średnia ilość ulubionych – Patryk</text:p>
      <text:p text:style-name="P2"/>
      <text:p text:style-name="P2">Metody powinny zwracać wartości a nie je printować. Proszę o komentowanie kodu, gdyż to dobra praktyka. Jak ktoś miałby pytania to pisać na czacie grupowym.</text:p>
      <text:p text:style-name="P2"/>
      <text:p text:style-name="P3">Aby przygotować sobie środowisko wystarczy użyć pipa komendą:<text:line-break/>pip3 install -r requirements.txt</text:p>
      <text:p text:style-name="P3">w folderze z plikiem requirements txt. Zalecam zapoznanie się i używanie virtualenv, ale nie jest to koniecz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05:58.519708212</meta:creation-date>
    <dc:date>2019-03-12T16:17:07.103496255</dc:date>
    <meta:editing-duration>PT11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33" meta:character-count="871" meta:non-whitespace-character-count="743"/>
  </office:meta>
</office:document-meta>
</file>